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0e598cd" officeooo:paragraph-rsid="00eb889c"/>
    </style:style>
    <style:style style:name="P4" style:family="paragraph" style:parent-style-name="Text_20_body">
      <style:text-properties officeooo:rsid="00e598cd" officeooo:paragraph-rsid="00f0fd6e"/>
    </style:style>
    <style:style style:name="P5" style:family="paragraph" style:parent-style-name="Text_20_body">
      <style:text-properties officeooo:rsid="00e598cd" officeooo:paragraph-rsid="0107e222"/>
    </style:style>
    <style:style style:name="P6" style:family="paragraph" style:parent-style-name="Text_20_body">
      <style:text-properties officeooo:rsid="00f4c05a" officeooo:paragraph-rsid="00f4c05a"/>
    </style:style>
    <style:style style:name="P7" style:family="paragraph" style:parent-style-name="Text_20_body">
      <style:text-properties officeooo:rsid="0107e222" officeooo:paragraph-rsid="0107e222"/>
    </style:style>
    <style:style style:name="P8" style:family="paragraph" style:parent-style-name="Text_20_body">
      <style:text-properties fo:color="#ff3333" fo:font-weight="bold" officeooo:rsid="00e598cd" officeooo:paragraph-rsid="00ea0428" style:font-weight-asian="bold" style:font-weight-complex="bold"/>
    </style:style>
    <style:style style:name="P9" style:family="paragraph" style:parent-style-name="Text_20_body">
      <style:text-properties officeooo:rsid="0114eae6" officeooo:paragraph-rsid="0114eae6"/>
    </style:style>
    <style:style style:name="P10" style:family="paragraph" style:parent-style-name="Text_20_body">
      <style:text-properties officeooo:rsid="01164fd5" officeooo:paragraph-rsid="01164fd5"/>
    </style:style>
    <style:style style:name="P11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2" style:family="paragraph" style:parent-style-name="Preformatted_20_Text">
      <style:text-properties officeooo:rsid="01118ebf" officeooo:paragraph-rsid="01118ebf"/>
    </style:style>
    <style:style style:name="P13" style:family="paragraph" style:parent-style-name="Preformatted_20_Text">
      <style:text-properties officeooo:rsid="00e598cd" officeooo:paragraph-rsid="00ea0428"/>
    </style:style>
    <style:style style:name="P1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Standard">
      <style:text-properties fo:color="#008000" style:font-name="Droid Sans Mono" fo:font-size="10.5pt" fo:font-weight="normal" officeooo:rsid="0114eae6" officeooo:paragraph-rsid="0114eae6" fo:background-color="#ffffff"/>
    </style:style>
    <style:style style:name="P17" style:family="paragraph" style:parent-style-name="Text_20_body" style:list-style-name="L1">
      <style:text-properties officeooo:rsid="00e598cd" officeooo:paragraph-rsid="00ea0428"/>
    </style:style>
    <style:style style:name="P18" style:family="paragraph" style:parent-style-name="Text_20_body" style:list-style-name="L2">
      <style:text-properties officeooo:rsid="00e598cd" officeooo:paragraph-rsid="00ea0428"/>
    </style:style>
    <style:style style:name="P19" style:family="paragraph" style:parent-style-name="Text_20_body" style:list-style-name="L3">
      <style:text-properties officeooo:rsid="00e598cd" officeooo:paragraph-rsid="00ea0428"/>
    </style:style>
    <style:style style:name="P20" style:family="paragraph" style:parent-style-name="Text_20_body" style:list-style-name="L3">
      <style:text-properties officeooo:rsid="00e598cd" officeooo:paragraph-rsid="00f4c05a"/>
    </style:style>
    <style:style style:name="P21" style:family="paragraph" style:parent-style-name="Text_20_body" style:list-style-name="L3">
      <style:text-properties officeooo:rsid="00e598cd" officeooo:paragraph-rsid="00fb6e4f"/>
    </style:style>
    <style:style style:name="P22" style:family="paragraph" style:parent-style-name="Text_20_body" style:list-style-name="L3">
      <style:text-properties officeooo:rsid="00e598cd" officeooo:paragraph-rsid="0103f66f"/>
    </style:style>
    <style:style style:name="P23" style:family="paragraph" style:parent-style-name="Text_20_body" style:list-style-name="L4">
      <style:text-properties officeooo:rsid="00e598cd" officeooo:paragraph-rsid="00ea0428"/>
    </style:style>
    <style:style style:name="P24" style:family="paragraph" style:parent-style-name="Text_20_body" style:list-style-name="L5">
      <style:text-properties officeooo:rsid="00e598cd" officeooo:paragraph-rsid="00eb889c"/>
    </style:style>
    <style:style style:name="P25" style:family="paragraph" style:parent-style-name="Text_20_body" style:list-style-name="L2">
      <style:text-properties officeooo:rsid="00eb889c" officeooo:paragraph-rsid="00ea0428"/>
    </style:style>
    <style:style style:name="P26" style:family="paragraph" style:parent-style-name="Text_20_body" style:list-style-name="L3">
      <style:text-properties officeooo:rsid="00fa49af" officeooo:paragraph-rsid="00fb6e4f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ed8b68"/>
    </style:style>
    <style:style style:name="T4" style:family="text">
      <style:text-properties officeooo:rsid="00f0fd6e"/>
    </style:style>
    <style:style style:name="T5" style:family="text">
      <style:text-properties officeooo:rsid="00f114d8"/>
    </style:style>
    <style:style style:name="T6" style:family="text">
      <style:text-properties officeooo:rsid="00f4c05a"/>
    </style:style>
    <style:style style:name="T7" style:family="text">
      <style:text-properties fo:color="#c0c0c0"/>
    </style:style>
    <style:style style:name="T8" style:family="text">
      <style:text-properties fo:color="#008000"/>
    </style:style>
    <style:style style:name="T9" style:family="text">
      <style:text-properties officeooo:rsid="00e598cd"/>
    </style:style>
    <style:style style:name="T10" style:family="text">
      <style:text-properties officeooo:rsid="00f8cc3f"/>
    </style:style>
    <style:style style:name="T11" style:family="text">
      <style:text-properties officeooo:rsid="00fa49af"/>
    </style:style>
    <style:style style:name="T12" style:family="text">
      <style:text-properties officeooo:rsid="00fb6e4f"/>
    </style:style>
    <style:style style:name="T13" style:family="text">
      <style:text-properties officeooo:rsid="00fc374f"/>
    </style:style>
    <style:style style:name="T14" style:family="text">
      <style:text-properties officeooo:rsid="00fde1c5"/>
    </style:style>
    <style:style style:name="T15" style:family="text">
      <style:text-properties officeooo:rsid="00ffbcfe"/>
    </style:style>
    <style:style style:name="T16" style:family="text">
      <style:text-properties officeooo:rsid="0107fe97"/>
    </style:style>
    <style:style style:name="T17" style:family="text">
      <style:text-properties officeooo:rsid="0109c0eb"/>
    </style:style>
    <style:style style:name="T18" style:family="text">
      <style:text-properties fo:color="#808000"/>
    </style:style>
    <style:style style:name="T19" style:family="text">
      <style:text-properties fo:color="#800080"/>
    </style:style>
    <style:style style:name="T20" style:family="text">
      <style:text-properties fo:color="#000080"/>
    </style:style>
    <style:style style:name="T21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190<text:span text:style-name="T1">916</text:span>, updated <text:span text:style-name="T1">16</text:span>.<text:span text:style-name="T1">9</text:span>.2019/pekka</text:p>
      <text:p text:style-name="P7">The “pins” library separates IO application from hardware level IO functions, so the same IO application can be run on different micro-controllers or as Linux/Windows simulation. This library is optional and not integal part of iocom library: Any other IO library can be used instead. Typically IO hardware accessed tough the “pins” interface are <text:span text:style-name="T9">GPIO, ADC/DAC, PWM, </text:span>timers, <text:span text:style-name="T9">etc. </text:span></text:p>
      <text:p text:style-name="P5"/>
      <text:p text:style-name="P8"><text:span text:style-name="T16">PINS LIBRARY IS IN </text:span>DRAFTING/PLANNING STAGE, NOT USEFUL.</text:p>
      <text:p text:style-name="P2"/>
      <text:h text:style-name="Heading_20_2" text:outline-level="2">About “pins” library</text:h>
      <text:p text:style-name="P2">Function of the "pins" <text:span text:style-name="T2">library </text:span>is to:</text:p>
      <text:list xml:id="list720767457781675803" text:style-name="L1">
        <text:list-item>
          <text:p text:style-name="P17">Provide an application with hardware independent access to GPIO, analogs, PWM, timers, etc.</text:p>
        </text:list-item>
        <text:list-item>
          <text:p text:style-name="P17">Provide subs to call forward hardware dependent IO library, like pigpio on Raspberry PI, HAL on STM32, IO simulation on PC and so forth.</text:p>
        </text:list-item>
        <text:list-item>
          <text:p text:style-name="P17">Define hardware pin configuration in such way that it needs to be written only once, and is then available from C code, memory maps and in documentation.</text:p>
        </text:list-item>
      </text:list>
      <text:p text:style-name="P2"/>
      <text:p text:style-name="P2">Some <text:span text:style-name="T5">taughts</text:span></text:p>
      <text:list xml:id="list2664784262469093332" text:style-name="L2">
        <text:list-item>
          <text:p text:style-name="P18">Hardware <text:span text:style-name="T2">specific</text:span> IO headers are not included in application (except when there is need to bypass "pins").</text:p>
        </text:list-item>
        <text:list-item>
          <text:p text:style-name="P25">Hardware addresses, etc. need to be mapped to application at some point. This could be simply written as one C file. But we write it as JSON and then generate the C file automatically by Python script. This enable using the PIN information to automate documentation, IOCOM memory mapping, etc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7T03:49:05.142075199</dc:date>
    <meta:editing-duration>P2DT10H27M43S</meta:editing-duration>
    <meta:editing-cycles>231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219" meta:character-count="1332" meta:non-whitespace-character-count="1128"/>
  </office:meta>
</office:document-meta>
</file>